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appleLog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line-height-at-least="0.582cm" fo:padding="0cm" fo:border="none"/>
      <style:text-properties fo:color="#3d3c40" style:font-name="Slack-Lato" fo:font-size="11.25pt"/>
    </style:style>
    <style:style style:name="P2" style:family="paragraph" style:parent-style-name="Standard">
      <style:paragraph-properties fo:margin-left="0cm" fo:margin-right="0cm" fo:line-height="100%" fo:text-indent="-33.36cm" style:auto-text-indent="false" fo:padding="0cm" fo:border="none"/>
    </style:style>
    <style:style style:name="P3" style:family="paragraph" style:parent-style-name="Standard">
      <style:paragraph-properties fo:margin-left="0cm" fo:margin-right="0cm" style:line-height-at-least="0.582cm" fo:text-indent="-33.36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.212cm" fo:line-height="120%" fo:text-align="start" style:justify-single-word="false" fo:text-indent="-33.36cm" style:auto-text-indent="false" fo:padding="0cm" fo:border="none"/>
    </style:style>
    <style:style style:name="T1" style:family="text">
      <style:text-properties fo:font-variant="normal" fo:text-transform="none" fo:color="#3d3c40" style:text-line-through-style="none" style:font-name="Slack-Lato" fo:font-size="11.25pt" fo:font-style="normal" style:text-underline-style="none" fo:font-weight="bold" style:text-blinking="false"/>
    </style:style>
    <style:style style:name="T2" style:family="text">
      <style:text-properties fo:font-variant="normal" fo:text-transform="none" fo:color="#babbbf" style:text-line-through-style="none" style:font-name="Slack-Lato" fo:font-size="9pt" fo:font-style="normal" style:text-underline-style="none" style:text-blinking="false"/>
    </style:style>
    <style:style style:name="T3" style:family="text">
      <style:text-properties fo:color="#3d3c40" style:font-name="Slack-Lato" fo:font-size="11.25pt"/>
    </style:style>
    <style:style style:name="T4" style:family="text">
      <style:text-properties fo:color="#3d3c40" style:font-name="Slack-Lato" fo:font-size="11.25pt" fo:font-style="italic"/>
    </style:style>
    <style:style style:name="T5" style:family="text">
      <style:text-properties fo:color="#cccccc" style:font-name="Slack-Lato" fo:font-size="11.2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0.582cm" draw:z-index="0">
        <draw:text-box fo:min-height="0.041cm">
          <text:p text:style-name="Text_20_body"/>
        </draw:text-box>
      </draw:frame>
      <draw:frame draw:style-name="fr1" draw:name="Frame2" text:anchor-type="page" text:anchor-page-number="1" svg:x="0cm" svg:y="0cm" svg:width="0.582cm" draw:z-index="1">
        <draw:text-box fo:min-height="0.041cm">
          <text:p text:style-name="Text_20_body"/>
        </draw:text-box>
      </draw:frame>
      <draw:frame draw:style-name="fr1" draw:name="Frame3" text:anchor-type="page" text:anchor-page-number="1" svg:x="0cm" svg:y="0cm" svg:width="0.582cm" draw:z-index="2">
        <draw:text-box fo:min-height="0.041cm">
          <text:p text:style-name="Text_20_body"/>
        </draw:text-box>
      </draw:frame>
      <draw:frame draw:style-name="fr1" draw:name="Frame4" text:anchor-type="page" text:anchor-page-number="1" svg:x="0cm" svg:y="0cm" svg:width="0.582cm" draw:z-index="3">
        <draw:text-box fo:min-height="0.041cm">
          <text:p text:style-name="Text_20_body"/>
        </draw:text-box>
      </draw:frame>
      <draw:frame draw:style-name="fr1" draw:name="Frame5" text:anchor-type="page" text:anchor-page-number="1" svg:x="0cm" svg:y="0cm" svg:width="0.582cm" draw:z-index="4">
        <draw:text-box fo:min-height="0.041cm">
          <text:p text:style-name="Text_20_body"/>
        </draw:text-box>
      </draw:frame>
      <draw:frame draw:style-name="fr1" draw:name="Frame6" text:anchor-type="page" text:anchor-page-number="1" svg:x="0cm" svg:y="0cm" svg:width="0.582cm" draw:z-index="5">
        <draw:text-box fo:min-height="0.041cm">
          <text:p text:style-name="Text_20_body"/>
        </draw:text-box>
      </draw:frame>
      <draw:frame draw:style-name="fr1" draw:name="Frame7" text:anchor-type="page" text:anchor-page-number="1" svg:x="0cm" svg:y="0.079cm" svg:width="0.953cm" draw:z-index="6">
        <draw:text-box fo:min-height="0.953cm">
          <text:p text:style-name="Text_20_body"/>
        </draw:text-box>
      </draw:frame>
      <draw:frame draw:style-name="fr1" draw:name="Frame8" text:anchor-type="page" text:anchor-page-number="1" svg:x="0cm" svg:y="0cm" svg:width="0.582cm" draw:z-index="7">
        <draw:text-box fo:min-height="0.041cm">
          <text:p text:style-name="Text_20_body"/>
        </draw:text-box>
      </draw:frame>
      <draw:frame draw:style-name="fr1" draw:name="Frame9" text:anchor-type="page" text:anchor-page-number="1" svg:x="0cm" svg:y="0cm" svg:width="0.582cm" draw:z-index="8">
        <draw:text-box fo:min-height="0.041cm">
          <text:p text:style-name="Text_20_body"/>
        </draw:text-box>
      </draw:frame>
      <draw:frame draw:style-name="fr1" draw:name="Frame10" text:anchor-type="page" text:anchor-page-number="1" svg:x="0cm" svg:y="0.079cm" svg:width="0.953cm" draw:z-index="9">
        <draw:text-box fo:min-height="0.953cm">
          <text:p text:style-name="Text_20_body"/>
        </draw:text-box>
      </draw:frame>
      <draw:frame draw:style-name="fr1" draw:name="Frame11" text:anchor-type="page" text:anchor-page-number="1" svg:x="0cm" svg:y="0cm" svg:width="0.582cm" draw:z-index="10">
        <draw:text-box fo:min-height="0.041cm">
          <text:p text:style-name="Text_20_body"/>
        </draw:text-box>
      </draw:frame>
      <draw:frame draw:style-name="fr1" draw:name="Frame12" text:anchor-type="page" text:anchor-page-number="1" svg:x="0cm" svg:y="0cm" svg:width="0.582cm" draw:z-index="11">
        <draw:text-box fo:min-height="0.041cm">
          <text:p text:style-name="Text_20_body"/>
        </draw:text-box>
      </draw:frame>
      <draw:frame draw:style-name="fr1" draw:name="Frame13" text:anchor-type="page" text:anchor-page-number="1" svg:x="0cm" svg:y="0cm" svg:width="0.582cm" draw:z-index="12">
        <draw:text-box fo:min-height="0.041cm">
          <text:p text:style-name="Text_20_body"/>
        </draw:text-box>
      </draw:frame>
      <draw:frame draw:style-name="fr1" draw:name="Frame14" text:anchor-type="page" text:anchor-page-number="1" svg:x="0cm" svg:y="0cm" svg:width="0.582cm" draw:z-index="13">
        <draw:text-box fo:min-height="0.041cm">
          <text:p text:style-name="Text_20_body"/>
        </draw:text-box>
      </draw:frame>
      <draw:frame draw:style-name="fr1" draw:name="Frame15" text:anchor-type="page" text:anchor-page-number="1" svg:x="0cm" svg:y="0cm" svg:width="0.582cm" draw:z-index="14">
        <draw:text-box fo:min-height="0.041cm">
          <text:p text:style-name="Text_20_body"/>
        </draw:text-box>
      </draw:frame>
      <draw:frame draw:style-name="fr1" draw:name="Frame16" text:anchor-type="page" text:anchor-page-number="1" svg:x="0cm" svg:y="0cm" svg:width="0.582cm" draw:z-index="15">
        <draw:text-box fo:min-height="0.041cm">
          <text:p text:style-name="Text_20_body"/>
        </draw:text-box>
      </draw:frame>
      <text:p text:style-name="P1">UI: Create a picture/non interactive model that depicts the exact functionality of the UI, input and output. To help with output our classes should probably have toString methods.. We should switch to a Swing based UI or a completely emulated terminal instead of the console, so we can give users well defined options when writing strategy instead of a semantic language (which we don't think we have the time/resources to create)</text:p>
      <text:section text:style-name="Sect1" text:name="msg_1446609655_000020">
        <text:p text:style-name="P2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0 PM]</text:span><text:span text:style-name="T3">Strategy: Ability to compare IMeasurement to IMeasurement instead of static value to IMeasurement. Should be able to use 'and' and 'or' for chaining rules. Increase the type of rules/conditions we can use. </text:span><text:span text:style-name="T5">(edited)</text:span></text:p>
      </text:section>
      <text:section text:style-name="Sect1" text:name="msg_1446609791_000022">
        <text:p text:style-name="P3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3 PM]</text:span><text:span text:style-name="T3">Experiment and Stocks: Remove interdependencies. Application should handle instances of experiment and stock</text:span></text:p>
      </text:section>
      <text:section text:style-name="Sect1" text:name="msg_1446609842_000023">
        <text:p text:style-name="P4"><text:span text:style-name="T4"><text:line-break/></text:span><text:a xlink:type="simple" xlink:href="https://301group.slack.com/team/tomek-stolarczyk" office:target-frame-name="/team/tomek-stolarczyk" xlink:show="replace" text:style-name="Internet_20_link" text:visited-style-name="Visited_20_Internet_20_Link"><text:span text:style-name="T1">tomek-stolarczyk</text:span></text:a><text:span text:style-name="T3"> </text:span><text:span text:style-name="T4">[</text:span><text:a xlink:type="simple" xlink:href="https://301group.slack.com/archives/planmeetings/p1446609842000023" office:target-frame-name="new_1446583596801" xlink:show="replace" text:style-name="Internet_20_link" text:visited-style-name="Visited_20_Internet_20_Link"><text:span text:style-name="T2">11:04 PM</text:span></text:a><text:span text:style-name="T4">]</text:span><text:span text:style-name="T3"> no class should have to handle creating objects which might be shared pretty much</text:span></text:p>
      </text:section>
      <text:section text:style-name="Sect1" text:name="msg_1446610001_000024">
        <text:p text:style-name="P4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3"> </text:span><text:span text:style-name="T4">[</text:span><text:a xlink:type="simple" xlink:href="https://301group.slack.com/archives/planmeetings/p1446610001000024" office:target-frame-name="new_1446583596801" xlink:show="replace" text:style-name="Internet_20_link" text:visited-style-name="Visited_20_Internet_20_Link"><text:span text:style-name="T2">11:06 PM</text:span></text:a><text:span text:style-name="T4">]</text:span><text:span text:style-name="T3"> In general: Maybe start a wiki explaining in brief what the classes and methods do, so if someone needs to jump in and help it doesnt take a long time to get familiar with it. Javadocs can possibly handle this though.</text:span></text:p>
      </text:section>
      <text:section text:style-name="Sect1" text:name="msg_1446610131_000025">
        <text:p text:style-name="P3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8 PM]</text:span><text:span text:style-name="T3">Feel free to add to this if I missed something.</text:span></text:p>
      </text:section>
      <text:section text:style-name="Sect1" text:name="msg_1446610186_000026">
        <text:p text:style-name="P3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9 PM]</text:span><text:span text:style-name="T3">Also please post your availability on Thursday</text:span></text:p>
      </text:section>
      <text:section text:style-name="Sect1" text:name="msg_1446610198_000027">
        <text:p text:style-name="P3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9 PM]</text:span><text:span text:style-name="T3">12-6pm for me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appleLog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rley Xia</meta:initial-creator>
    <meta:creation-date>2015-11-03T23:23:22.09</meta:creation-date>
    <meta:document-statistic meta:table-count="0" meta:image-count="0" meta:object-count="0" meta:page-count="1" meta:paragraph-count="8" meta:word-count="203" meta:character-count="1325"/>
    <dc:date>2015-11-03T23:24:17.30</dc:date>
    <dc:creator>Shirley Xia</dc:creator>
    <meta:editing-duration>PT57S</meta:editing-duration>
    <meta:editing-cycles>1</meta:editing-cycles>
    <meta:generator>OpenOffice/4.1.1$Win32 OpenOffice.org_project/411m6$Build-9775</meta:generator>
  </office:meta>
</office:document-meta>
</file>